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ICE [DK]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BATTERYCA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digikey.dk/da/products/detail/keystone-electronics/2460/280629</text:p>
          </table:table-cell>
          <table:table-cell/>
        </table:table-row>
        <table:table-row table:style-name="ro1">
          <table:table-cell office:value-type="string" calcext:value-type="string">
            <text:p>ESP32-S2-WROOM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https://www.digikey.dk/da/products/detail/espressif-systems/ESP32-S2-WROOM/11613143</text:p>
          </table:table-cell>
          <table:table-cell/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batteribyen.dk/batterier/genopladelige-batterier/beskyttet-sikkerhedskredslob-og-knop-18650/ansmann-li-ion-ni-mh-batterioplader-inkl-2x-ansmann-18650-batterier-2600mah</text:p>
          </table:table-cell>
          <table:table-cell/>
        </table:table-row>
        <table:table-row table:style-name="ro1">
          <table:table-cell office:value-type="string" calcext:value-type="string">
            <text:p>LDO -psu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https://www.digikey.dk/da/products/detail/diodes-incorporated/AP7365-33WG-7/4249847</text:p>
          </table:table-cell>
          <table:table-cell/>
        </table:table-row>
        <table:table-row table:style-name="ro1">
          <table:table-cell office:value-type="string" calcext:value-type="string">
            <text:p>schottky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https://www.digikey.dk/da/products/detail/toshiba-semiconductor-and-storage/CUS10S30-H3F/5114299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ttps://randomnerdtutorials.com/power-esp32-esp8266-solar-panels-battery-level-monitoring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 style:data-style-name="N2" text:time-value="07:38:51.3300089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22:21:37.010158623</meta:creation-date>
    <meta:generator>LibreOffice/6.4.7.2$Linux_X86_64 LibreOffice_project/40$Build-2</meta:generator>
    <dc:date>2022-02-14T08:07:23.498997607</dc:date>
    <meta:editing-duration>PT1H3M24S</meta:editing-duration>
    <meta:editing-cycles>4</meta:editing-cycles>
    <meta:document-statistic meta:table-count="1" meta:cell-count="19" meta:object-count="0"/>
  </office:meta>
</office:document-meta>
</file>